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c2748" officeooo:paragraph-rsid="000c2748"/>
    </style:style>
    <style:style style:name="P2" style:family="paragraph" style:parent-style-name="Heading_20_2">
      <style:text-properties officeooo:paragraph-rsid="000c2748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e5c07"/>
    </style:style>
    <style:style style:name="P5" style:family="paragraph" style:parent-style-name="Standard" style:list-style-name="L3">
      <style:text-properties officeooo:rsid="000c2748" officeooo:paragraph-rsid="000c2748"/>
    </style:style>
    <style:style style:name="P6" style:family="paragraph" style:parent-style-name="Standard" style:list-style-name="L5">
      <style:text-properties officeooo:rsid="000c2748" officeooo:paragraph-rsid="000c2748"/>
    </style:style>
    <style:style style:name="P7" style:family="paragraph" style:parent-style-name="Standard" style:list-style-name="L4"/>
    <style:style style:name="P8" style:family="paragraph" style:parent-style-name="Standard" style:list-style-name="L1">
      <style:text-properties officeooo:rsid="000e5c07" officeooo:paragraph-rsid="000e5c07"/>
    </style:style>
    <style:style style:name="P9" style:family="paragraph" style:parent-style-name="Standard" style:list-style-name="L3">
      <style:text-properties officeooo:rsid="000ed2ab" officeooo:paragraph-rsid="000ed2ab"/>
    </style:style>
    <style:style style:name="T1" style:family="text">
      <style:text-properties officeooo:rsid="000e5c07"/>
    </style:style>
    <style:style style:name="T2" style:family="text">
      <style:text-properties officeooo:rsid="000ed2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Part 1</text:span>: The <text:span text:style-name="T1">Forest</text:span></text:h>
      <text:list xml:id="list1003690831" text:style-name="L1">
        <text:list-item>
          <text:p text:style-name="P8">Get the pickaxe</text:p>
        </text:list-item>
        <text:list-item>
          <text:p text:style-name="P8">Get the flashlight (battery puzzle? <text:span text:style-name="T2">battery time limit?</text:span>)</text:p>
        </text:list-item>
        <text:list-item>
          <text:p text:style-name="P3">Find the cave entrance on the cliffside</text:p>
        </text:list-item>
        <text:list-item>
          <text:p text:style-name="P4"><text:span text:style-name="T1">Use the pickaxe on the boulder to climb into the caves</text:span></text:p>
        </text:list-item>
      </text:list>
      <text:h text:style-name="P1" text:outline-level="2">Part ?: The Caves</text:h>
      <text:list xml:id="list4188274909" text:style-name="L3">
        <text:list-item>
          <text:p text:style-name="P5">Get the revolver</text:p>
        </text:list-item>
        <text:list-item>
          <text:p text:style-name="P5">Get the bullet</text:p>
        </text:list-item>
        <text:list-item>
          <text:p text:style-name="P5">Put the bullet in the revolver</text:p>
        </text:list-item>
        <text:list-item>
          <text:p text:style-name="P5">Shoot the zombie head with the loaded gun (otherwise corpse animates and kills you)</text:p>
        </text:list-item>
        <text:list-item>
          <text:p text:style-name="P5">Get the red keycard from the zombie corpse</text:p>
        </text:list-item>
        <text:list-item>
          <text:p text:style-name="P9">Get the blue keycard</text:p>
        </text:list-item>
        <text:list-item>
          <text:p text:style-name="P5">Unlock the laboratory elevator with the red keycard</text:p>
        </text:list-item>
      </text:list>
      <text:h text:style-name="P2" text:outline-level="2">Part ?: The Laboratory</text:h>
      <text:list xml:id="list4053218301" text:style-name="L4">
        <text:list-item>
          <text:p text:style-name="P7">Open the nuclear storage container with the blue keycard</text:p>
        </text:list-item>
        <text:list-item>
          <text:p text:style-name="P7">Disable the nuclear device with the combination (minigame?)</text:p>
        </text:list-item>
      </text:list>
      <text:h text:style-name="Heading_20_2" text:outline-level="2">Part ?: The Escape</text:h>
      <text:list xml:id="list2104936857" text:style-name="L5">
        <text:list-item>
          <text:p text:style-name="P6">Inflate the raft</text:p>
        </text:list-item>
        <text:list-item>
          <text:p text:style-name="P6">Put the raft in the ocean</text:p>
        </text:list-item>
        <text:list-item>
          <text:p text:style-name="P6">Enter the raf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c2748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14:09.444000000</meta:creation-date>
    <dc:date>2019-04-03T08:43:57.698000000</dc:date>
    <meta:editing-duration>PT2M14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20" meta:word-count="136" meta:character-count="681" meta:non-whitespace-character-count="581"/>
  </office:meta>
</office:document-meta>
</file>